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pple-system" svg:font-family="apple-system, BlinkMacSystemFont, 'Segoe UI', Helvetica, Arial, sans-serif, 'Apple Color Emoji', 'Segoe UI Emoji', 'Segoe UI Symbol'"/>
    <style:font-face style:name="open sans" svg:font-family="'open sans', 'lucida grande', 'lucida sans unicode',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paragraph-rsid="001fa492"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paragraph-rsid="00227a71" style:font-size-asian="14pt" style:font-weight-asian="bold" style:font-size-complex="14pt" style:font-weight-complex="bold"/>
    </style:style>
    <style:style style:name="P3" style:family="paragraph" style:parent-style-name="Standard" style:list-style-name="L12">
      <style:paragraph-properties fo:text-align="start" style:justify-single-word="false"/>
      <style:text-properties fo:font-size="14pt" fo:font-weight="bold" officeooo:paragraph-rsid="00227a71"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abeee" officeooo:paragraph-rsid="001fa492"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0d32f3" officeooo:paragraph-rsid="001fa492" style:font-size-asian="14pt" style:font-weight-asian="bold" style:font-size-complex="14pt" style:font-weight-complex="bold"/>
    </style:style>
    <style:style style:name="P6" style:family="paragraph" style:parent-style-name="Standard" style:list-style-name="L11">
      <style:paragraph-properties fo:text-align="start" style:justify-single-word="false"/>
      <style:text-properties fo:font-size="14pt" fo:font-weight="bold" officeooo:rsid="000d32f3" officeooo:paragraph-rsid="001fa492" style:font-size-asian="14pt" style:font-weight-asian="bold" style:font-size-complex="14pt" style:font-weight-complex="bold"/>
    </style:style>
    <style:style style:name="P7" style:family="paragraph" style:parent-style-name="Standard" style:list-style-name="L12">
      <style:paragraph-properties fo:text-align="start" style:justify-single-word="false"/>
      <style:text-properties fo:font-size="14pt" fo:font-weight="bold" officeooo:rsid="000d32f3" officeooo:paragraph-rsid="00227a71" style:font-size-asian="14pt" style:font-weight-asian="bold" style:font-size-complex="14pt" style:font-weight-complex="bold"/>
    </style:style>
    <style:style style:name="P8" style:family="paragraph" style:parent-style-name="Standard">
      <style:paragraph-properties fo:text-align="end" style:justify-single-word="false"/>
      <style:text-properties fo:font-size="14pt" fo:font-weight="bold" officeooo:paragraph-rsid="001fa492" style:font-size-asian="14pt" style:font-weight-asian="bold" style:font-size-complex="14pt" style:font-weight-complex="bold"/>
    </style:style>
    <style:style style:name="P9" style:family="paragraph" style:parent-style-name="Standard" style:list-style-name="L1">
      <style:paragraph-properties fo:text-align="start" style:justify-single-word="false"/>
      <style:text-properties fo:font-size="14pt" fo:font-weight="normal" officeooo:paragraph-rsid="00227a71"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paragraph-rsid="001fa492" style:font-size-asian="14pt" style:font-weight-asian="normal" style:font-size-complex="14pt" style:font-weight-complex="normal"/>
    </style:style>
    <style:style style:name="P11" style:family="paragraph" style:parent-style-name="Standard" style:list-style-name="L12">
      <style:paragraph-properties fo:text-align="start" style:justify-single-word="false"/>
      <style:text-properties fo:font-size="14pt" fo:font-weight="normal" officeooo:paragraph-rsid="00227a71"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0abeee" officeooo:paragraph-rsid="00211fec"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0d32f3" officeooo:paragraph-rsid="001fa492"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227a71" officeooo:paragraph-rsid="00227a71"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22pt" fo:font-weight="bold" officeooo:rsid="001fa492" officeooo:paragraph-rsid="001fa492" style:font-size-asian="22pt" style:font-weight-asian="bold" style:font-size-complex="22pt" style:font-weight-complex="bold"/>
    </style:style>
    <style:style style:name="P16" style:family="paragraph" style:parent-style-name="Standard">
      <style:paragraph-properties fo:text-align="center" style:justify-single-word="false"/>
      <style:text-properties fo:font-size="18pt" fo:font-weight="bold" officeooo:paragraph-rsid="001fa492"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paragraph-rsid="001fa492" style:font-size-asian="18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bold" officeooo:paragraph-rsid="00227a71"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fo:font-weight="bold" officeooo:rsid="000abeee" officeooo:paragraph-rsid="001fa492" style:font-size-asian="18pt" style:font-weight-asian="bold" style:font-size-complex="18pt" style:font-weight-complex="bold"/>
    </style:style>
    <style:style style:name="P20" style:family="paragraph" style:parent-style-name="Standard">
      <style:paragraph-properties fo:text-align="start" style:justify-single-word="false"/>
      <style:text-properties fo:font-size="18pt" fo:font-weight="bold" officeooo:rsid="00227a71" officeooo:paragraph-rsid="00227a71"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1b5a8"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font-size="13pt" style:font-size-asian="13pt" style:font-size-complex="13pt"/>
    </style:style>
    <style:style style:name="T5" style:family="text">
      <style:text-properties officeooo:rsid="001fa492"/>
    </style:style>
    <style:style style:name="T6" style:family="text">
      <style:text-properties officeooo:rsid="00211fec"/>
    </style:style>
    <style:style style:name="T7" style:family="text">
      <style:text-properties officeooo:rsid="0023d5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ediction of Hard Disk Failure<text:span text:style-name="T7">s</text:span></text:p>
      <text:p text:style-name="P16"/>
      <text:p text:style-name="P17">Abstract</text:p>
      <text:p text:style-name="P1"/>
      <text:p text:style-name="P12"><text:span text:style-name="T5">In this era where huge amount of data is generated daily, d</text:span>isk drives <text:span text:style-name="T5">serves as the</text:span> back bone of large scale systems employing durable storage mechanisms for storage purpose <text:span text:style-name="T5">of this large amount of data</text:span>. Disk drives provide a cost effective and reliable mechanism for data storage and are currently the primary storage devices. But even with the reliability of disk drives, disk failures do happen. Failure of disk drives is a rare event with an annual failure rate of 0.3<text:span text:style-name="T5"> – </text:span>3% per year. Failure of these drive although rare are costly. It would cause large amounts of data loss, <text:span text:style-name="T5">and once the data is loss its either unrecoverable or it can very costly and tedious task to recover this lost data.</text:span> Data loss can disrupt businesses, prohibiting them from providing a product or service to their customers and damage reputations. <text:span text:style-name="T6">Hence, we needed a solution to help us choose better hard-disk models and at the same also warns us before-hand if any of our hard-disk is about to fail in the future, so we have time to prepare backup and prevent any data-loss.</text:span></text:p>
      <text:p text:style-name="P12"><text:span text:style-name="T6"><text:s/></text:span></text:p>
      <text:p text:style-name="P12"><text:span text:style-name="T5">Hard-Disk </text:span>failure prediction is a binary classification problem with labeling disks with one of two classes of failure or healthy. <text:span text:style-name="T6">For this we have used a machine learning approach to develop a model (based on Hard-disk dataset from Backblaze) which predicts if hard-disk is healthy or not based on the SMART variables of the Hard-disk</text:span>.</text:p>
      <text:p text:style-name="P10"/>
      <text:p text:style-name="P20">Our Approach</text:p>
      <text:p text:style-name="P10"/>
      <text:p text:style-name="P14">We found in previous researches, that certain SMART attributes have higher correlation to disk failure. We are planning to find these SMART variables and input them onto our Machine Learning model to predict failure of hard-disks. For building our model we are planning to use algorithms like Naive-Bayes and Decision Tree which will be trained on the dataset provided by BackBlaze, after fitting our model it will be able to classify hard-disk model into two classes (healthy and failure) based on their SMART variables. By looking into our models accuracy we will be able to provide a probability of failure risk the model has. This will allow us to choose better model and be warned if the hard is prone to failure.</text:p>
      <text:p text:style-name="P14"><text:s/></text:p>
      <text:p text:style-name="P10"/>
      <text:p text:style-name="P10"/>
      <text:p text:style-name="P10"/>
      <text:p text:style-name="P10"/>
      <text:p text:style-name="P10"/>
      <text:p text:style-name="P10"/>
      <text:p text:style-name="P19"><text:soft-page-break/>Dataset</text:p>
      <text:p text:style-name="P17"/>
      <text:p text:style-name="P4"><text:span text:style-name="T4">Link- </text:span><text:a xlink:type="simple" xlink:href="https://www.backblaze.com/b2/hard-drive-test-data.html" text:style-name="Internet_20_link" text:visited-style-name="Visited_20_Internet_20_Link"><text:span text:style-name="T4">https://www.backblaze.com/b2/hard-drive-test-data.html</text:span></text:a></text:p>
      <text:p text:style-name="P5"/>
      <text:p text:style-name="P13">Each day in the Backblaze data center, take a snapshot of each operational hard drive. This snapshot includes basic drive information along with the S.M.A.R.T. statistics reported by that drive. The daily snapshot of one drive is one record or row of data. All of the drive snapshots for a given day are collected into a file consisting of a row for each active hard drive. The format of this file is a "csv" (Comma Separated Values) file. Each day this file is named in the format YYYY-MM-DD.csv, for example, 2013-04-10.csv.</text:p>
      <text:p text:style-name="P5"/>
      <text:p text:style-name="P5">Dataset Column Description</text:p>
      <text:p text:style-name="P5"/>
      <text:list xml:id="list1327064019" text:style-name="L11">
        <text:list-item>
          <text:p text:style-name="P6">Date<text:span text:style-name="T1"> – The date of the file in yyyy-mm-dd format.</text:span></text:p>
          <text:p text:style-name="P6"><text:span text:style-name="T1"/></text:p>
        </text:list-item>
        <text:list-item>
          <text:p text:style-name="P6">Serial Number<text:span text:style-name="T1"> – The manufacturer-assigned serial number of the drive.<text:line-break/></text:span></text:p>
        </text:list-item>
        <text:list-item>
          <text:p text:style-name="P6">Model<text:span text:style-name="T1"> – The manufacturer-assigned model number of the drive.</text:span></text:p>
          <text:p text:style-name="P6"><text:span text:style-name="T1"/></text:p>
        </text:list-item>
        <text:list-item>
          <text:p text:style-name="P6">Capacity<text:span text:style-name="T1"> – The drive capacity in bytes.</text:span></text:p>
          <text:p text:style-name="P6"><text:span text:style-name="T1"/></text:p>
        </text:list-item>
        <text:list-item>
          <text:p text:style-name="P6">Failure<text:span text:style-name="T1"> – Contains a “0” if the drive is OK. Contains a “1” if this is the last day the drive was operational before failing.</text:span></text:p>
          <text:p text:style-name="P6"><text:span text:style-name="T1"/></text:p>
        </text:list-item>
        <text:list-item>
          <text:p text:style-name="P6">2013-2014 SMART Stats <text:span text:style-name="T1">– 80 columns of data, that are the Raw and Normalized values for 40 different SMART stats as reported by the given drive. Each value is the number reported by the drive.</text:span></text:p>
          <text:p text:style-name="P6"><text:span text:style-name="T1"/></text:p>
        </text:list-item>
        <text:list-item>
          <text:p text:style-name="P6">2015-2017 SMART Stats<text:span text:style-name="T1"> – 90 columns of data, that are the Raw and Normalized values for 45 different SMART stats as reported by the given drive. Each value is the number reported by the drive.</text:span></text:p>
          <text:p text:style-name="P6"><text:span text:style-name="T1"/></text:p>
        </text:list-item>
        <text:list-item>
          <text:p text:style-name="P6">2018 SMART Stats<text:span text:style-name="T1"> – 100 columns of data, that are the Raw and Normalized values for 50 different SMART stats as reported by the given drive. Each value is the number reported by the drive.</text:span></text:p>
        </text:list-item>
      </text:list>
      <text:p text:style-name="P5"><text:line-break/></text:p>
      <text:p text:style-name="P5"><text:span text:style-name="T1"/></text:p>
      <text:p text:style-name="P5"><text:span text:style-name="T1"/></text:p>
      <text:p text:style-name="P5"><text:span text:style-name="T1"/></text:p>
      <text:p text:style-name="P18"><text:soft-page-break/>Requirements</text:p>
      <text:p text:style-name="P2"/>
      <text:p text:style-name="P2">Softwares required</text:p>
      <text:p text:style-name="P2"/>
      <text:list xml:id="list1099643712" text:style-name="L1">
        <text:list-item>
          <text:p text:style-name="P9">Python 3.5</text:p>
        </text:list-item>
        <text:list-item>
          <text:p text:style-name="P9">Any Python IDE (Pycharm, Jupyter Notebook or Spyder)</text:p>
        </text:list-item>
      </text:list>
      <text:p text:style-name="P2"/>
      <text:p text:style-name="P2">Libraries required</text:p>
      <text:p text:style-name="P2"/>
      <text:list xml:id="list2015823915" text:style-name="L12">
        <text:list-item>
          <text:p text:style-name="P3"><text:span text:style-name="T3">Pandas</text:span>- <text:span text:style-name="T1">Pandas is probably the best tool </text:span><text:span text:style-name="T2">around</text:span><text:span text:style-name="T1"> for </text:span><text:span text:style-name="T2">reading</text:span><text:span text:style-name="T1">/</text:span><text:span text:style-name="T2">writing</text:span><text:span text:style-name="T1"> data and processing it. It converts our datasets into dataframes on which we perform a lot of data manipulation operations.</text:span></text:p>
          <text:p text:style-name="P11"/>
        </text:list-item>
        <text:list-item>
          <text:p text:style-name="P7"><text:span text:style-name="T3">Scikit-learn</text:span>- <text:span text:style-name="T1">Scikit-learn is a powerful Python library for machine learning. It contains function for regression, classification, clustering, model selection and dimensionality reduction. Here we intent it to used for building the regression model in which the target value is expected to be the linear combination of the input variables</text:span></text:p>
        </text:list-item>
      </text:list>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pple-system" svg:font-family="apple-system, BlinkMacSystemFont, 'Segoe UI', Helvetica, Arial, sans-serif, 'Apple Color Emoji', 'Segoe UI Emoji', 'Segoe UI Symbol'"/>
    <style:font-face style:name="open sans" svg:font-family="'open sans', 'lucida grande', 'lucida sans unicode',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5:27:59.758000000</meta:creation-date>
    <dc:date>2018-06-08T16:08:02.024000000</dc:date>
    <meta:editing-duration>PT50S</meta:editing-duration>
    <meta:editing-cycles>1</meta:editing-cycles>
    <meta:generator>LibreOffice/6.0.4.2$Windows_X86_64 LibreOffice_project/9b0d9b32d5dcda91d2f1a96dc04c645c450872bf</meta:generator>
    <meta:document-statistic meta:table-count="0" meta:image-count="0" meta:object-count="0" meta:page-count="3" meta:paragraph-count="35" meta:word-count="737" meta:character-count="4353" meta:non-whitespace-character-count="3647"/>
  </office:meta>
</office:document-meta>
</file>